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92e69" officeooo:paragraph-rsid="00192e69"/>
    </style:style>
    <style:style style:name="P2" style:family="paragraph" style:parent-style-name="Standard">
      <style:paragraph-properties fo:text-align="justify" style:justify-single-word="false"/>
      <style:text-properties officeooo:rsid="00193707" officeooo:paragraph-rsid="00193707"/>
    </style:style>
    <style:style style:name="P3" style:family="paragraph" style:parent-style-name="Standard">
      <style:paragraph-properties fo:text-align="justify" style:justify-single-word="false"/>
      <style:text-properties officeooo:rsid="00193707" officeooo:paragraph-rsid="001b11e3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93707" officeooo:paragraph-rsid="00193707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92e69" officeooo:paragraph-rsid="00192e69"/>
    </style:style>
    <style:style style:name="T1" style:family="text">
      <style:text-properties officeooo:rsid="001af166"/>
    </style:style>
    <style:style style:name="T2" style:family="text">
      <style:text-properties officeooo:rsid="001b11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posta</text:p>
      <text:p text:style-name="P2"/>
      <text:p text:style-name="P3">O objetivo de nosso projeto é desenvolver uma ferramenta para plataforma Android que possibilitará aos gerentes de estoque d<text:span text:style-name="T2">os produtos arrecadados por uma ONG</text:span> administrar o mesmo. Com uma interface simples e com apenas as informações importantes para o cliente sendo apresentadas na tela a princípio, nossa aplicação permitirá ao gerente acesso à informação que deseja <text:span text:style-name="T1">simplesmente ao alcançar seu bolso. Temos um prazo limitado para essa fase inicial do projeto, mas caso consigamos <text:s/>cumpri-lo a tempo, <text:s/>tentaremos aumentá-la para um sistema completo de gerenciamento de ONG, na qual doações, eventos de caridade, doadores e assistidos serão registrados e administrados.</text:span> <text:s text:c="943"/></text:p>
      <text:p text:style-name="P1"/>
      <text:p text:style-name="P5">Por que é importante</text:p>
      <text:p text:style-name="P5"/>
      <text:p text:style-name="P1">Um gerenciador de estoque em formato computacional é algo já amplamente utilizado por empresas dos mais variados portes já a algum tempo, mas possuir uma ferramenta que possibilitará ao gerente e sócios administrar e se manter atualizados com seus produtos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s </meta:initial-creator>
    <meta:creation-date>2016-05-12T09:21:51.602887233</meta:creation-date>
    <dc:date>2016-05-12T10:04:52.052153721</dc:date>
    <dc:creator>alunos </dc:creator>
    <meta:editing-duration>PT37M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145" meta:character-count="1901" meta:non-whitespace-character-count="814"/>
  </office:meta>
</office:document-meta>
</file>